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77b8f" officeooo:paragraph-rsid="00177b8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77b8f" officeooo:paragraph-rsid="00177b8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77b8f" officeooo:paragraph-rsid="00177b8f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Exercise 14</text:p>
      <text:p text:style-name="P1">Matthew Carlis</text:p>
      <text:p text:style-name="P1"/>
      <text:p text:style-name="P1"/>
      <text:p text:style-name="P2">// Main Program</text:p>
      <text:p text:style-name="P3"/>
      <text:p text:style-name="P3">#include &lt;stdio.h&gt; <text:s text:c="60"/></text:p>
      <text:p text:style-name="P3"><text:s text:c="79"/></text:p>
      <text:p text:style-name="P3"><text:s text:c="79"/></text:p>
      <text:p text:style-name="P3">int main(void) <text:s text:c="64"/></text:p>
      <text:p text:style-name="P3">{ <text:s text:c="77"/></text:p>
      <text:p text:style-name="P3"><text:s text:c="8"/>int i = 0; <text:s text:c="60"/></text:p>
      <text:p text:style-name="P3"><text:s text:c="8"/>int p = 0; <text:s text:c="60"/></text:p>
      <text:p text:style-name="P3"><text:s text:c="8"/>for (i = 0; i &lt; 10; i++) { <text:s text:c="44"/></text:p>
      <text:p text:style-name="P3"><text:s text:c="16"/>while ( p &lt; 15 ) { <text:s text:c="44"/></text:p>
      <text:p text:style-name="P3"><text:s text:c="24"/>if ( i == 5 ) { <text:s text:c="39"/></text:p>
      <text:p text:style-name="P3"><text:s text:c="32"/>printf("Hello Lucki\n"); <text:s text:c="22"/></text:p>
      <text:p text:style-name="P3"><text:s text:c="24"/>} <text:s text:c="53"/></text:p>
      <text:p text:style-name="P3"><text:s text:c="24"/>p += 1; <text:s text:c="47"/></text:p>
      <text:p text:style-name="P3"><text:s text:c="16"/>} <text:s text:c="61"/></text:p>
      <text:p text:style-name="P3"><text:s text:c="79"/></text:p>
      <text:p text:style-name="P3"><text:s text:c="8"/>} <text:s text:c="69"/></text:p>
      <text:p text:style-name="P3">}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// Assembly output</text:p>
      <text:p text:style-name="P3"/>
      <text:p text:style-name="P3"><text:s text:c="8"/>.file <text:s text:c="2"/>"main.c" <text:s text:c="57"/></text:p>
      <text:p text:style-name="P3"><text:s text:c="8"/>.section <text:s text:c="7"/>.rodata <text:s text:c="50"/></text:p>
      <text:p text:style-name="P3">.LC0: <text:s text:c="76"/></text:p>
      <text:p text:style-name="P3"><text:s text:c="8"/>.string "Hello Lucki" <text:s text:c="52"/></text:p>
      <text:p text:style-name="P3"><text:s text:c="8"/>.text <text:s text:c="68"/></text:p>
      <text:p text:style-name="P3"><text:s text:c="8"/>.globl <text:s/>main <text:s text:c="61"/></text:p>
      <text:p text:style-name="P3"><text:s text:c="8"/>.type <text:s text:c="2"/>main, @function <text:s text:c="50"/></text:p>
      <text:p text:style-name="P3">main: <text:s text:c="76"/></text:p>
      <text:p text:style-name="P3">.LFB0: <text:s text:c="75"/></text:p>
      <text:p text:style-name="P3"><text:s text:c="8"/>.cfi_startproc <text:s text:c="59"/></text:p>
      <text:p text:style-name="P3"><text:s text:c="8"/>pushq <text:s text:c="2"/>%rbp <text:s text:c="61"/></text:p>
      <text:p text:style-name="P3"><text:s text:c="8"/>.cfi_def_cfa_offset 16 <text:s text:c="51"/></text:p>
      <text:p text:style-name="P3"><text:s text:c="8"/>.cfi_offset 6, -16 <text:s text:c="55"/></text:p>
      <text:p text:style-name="P3"><text:s text:c="8"/>movq <text:s text:c="3"/>%rsp, %rbp <text:s text:c="55"/></text:p>
      <text:p text:style-name="P3"><text:s text:c="8"/>.cfi_def_cfa_register 6 <text:s text:c="50"/></text:p>
      <text:p text:style-name="P3"><text:s text:c="8"/>subq <text:s text:c="3"/>$16, %rsp <text:s text:c="56"/></text:p>
      <text:p text:style-name="P3"><text:s text:c="8"/>movl <text:s text:c="3"/>$0, -8(%rbp) <text:s text:c="53"/></text:p>
      <text:p text:style-name="P3"><text:s text:c="8"/>movl <text:s text:c="3"/>$0, -4(%rbp) <text:s text:c="53"/></text:p>
      <text:p text:style-name="P3"><text:s text:c="8"/>movl <text:s text:c="3"/>$0, -8(%rbp) <text:s text:c="53"/></text:p>
      <text:p text:style-name="P3"><text:s text:c="8"/>jmp <text:s text:c="4"/>.L2 <text:s text:c="62"/></text:p>
      <text:p text:style-name="P3">.L6: <text:s text:c="77"/></text:p>
      <text:p text:style-name="P3"><text:s text:c="8"/>jmp <text:s text:c="4"/>.L3 <text:s text:c="62"/></text:p>
      <text:p text:style-name="P3">.L5: <text:s text:c="77"/></text:p>
      <text:p text:style-name="P3"><text:s text:c="8"/>cmpl <text:s text:c="3"/>$5, -8(%rbp) <text:s text:c="3"/>; i == 5 ? <text:s text:c="39"/></text:p>
      <text:p text:style-name="P3"><text:s text:c="8"/>jne <text:s text:c="4"/>.L4 <text:s text:c="12"/>; i &gt;= 5 ? <text:s text:c="39"/></text:p>
      <text:p text:style-name="P3"><text:s text:c="8"/>movl <text:s text:c="3"/>$.LC0, %edi <text:s text:c="54"/></text:p>
      <text:p text:style-name="P3"><text:s text:c="8"/>call <text:s text:c="3"/>puts <text:s text:c="61"/></text:p>
      <text:p text:style-name="P3">.L4: <text:s text:c="77"/></text:p>
      <text:p text:style-name="P3"><text:s text:c="8"/>addl <text:s text:c="3"/>$1, -4(%rbp) <text:s text:c="3"/>; p += 1 <text:s text:c="41"/></text:p>
      <text:p text:style-name="P3">.L3: <text:s text:c="77"/></text:p>
      <text:p text:style-name="P3"><text:s text:c="8"/>cmpl <text:s text:c="3"/>$14, -4(%rbp) <text:s text:c="2"/>; p &lt; 15? <text:s text:c="40"/></text:p>
      <text:p text:style-name="P3"><text:s text:c="8"/>jle <text:s text:c="4"/>.L5 <text:s text:c="62"/></text:p>
      <text:p text:style-name="P3"><text:s text:c="8"/>addl <text:s text:c="3"/>$1, -8(%rbp) <text:s text:c="3"/>; p &gt;= 15 <text:s text:c="40"/></text:p>
      <text:p text:style-name="P3">.L2: <text:s text:c="77"/></text:p>
      <text:p text:style-name="P3"><text:s text:c="8"/>cmpl <text:s text:c="3"/>$9, -8(%rbp) <text:s text:c="3"/>; i &lt; 10? <text:s text:c="40"/></text:p>
      <text:p text:style-name="P3"><text:s text:c="8"/>jle <text:s text:c="4"/>.L6 <text:s text:c="62"/></text:p>
      <text:p text:style-name="P3"><text:s text:c="8"/>leave <text:s text:c="18"/>; i &gt;= 10 Stop. <text:s text:c="34"/></text:p>
      <text:p text:style-name="P3"><text:s text:c="8"/>.cfi_def_cfa 7, 8 <text:s text:c="56"/></text:p>
      <text:p text:style-name="P3"><text:s text:c="8"/>ret <text:s text:c="70"/></text:p>
      <text:p text:style-name="P3"><text:s text:c="8"/>.cfi_endproc <text:s text:c="61"/></text:p>
      <text:p text:style-name="P3">.LFE0: <text:s text:c="75"/></text:p>
      <text:p text:style-name="P3"><text:s text:c="8"/>.size <text:s text:c="2"/>main, .-main <text:s text:c="53"/></text:p>
      <text:p text:style-name="P3"><text:s text:c="8"/>.ident <text:s/>"GCC: (Ubuntu 4.8.4-2ubuntu1~14.04) 4.8.4" <text:s text:c="23"/></text:p>
      <text:p text:style-name="P3"><text:s text:c="8"/>.section <text:s text:c="7"/>.note.GNU-stack,"",@progbit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6:47:04.566403737</meta:creation-date>
    <dc:date>2015-12-01T16:48:44.408138964</dc:date>
    <meta:editing-duration>P0D</meta:editing-duration>
    <meta:editing-cycles>1</meta:editing-cycles>
    <meta:document-statistic meta:table-count="0" meta:image-count="0" meta:object-count="0" meta:page-count="2" meta:paragraph-count="65" meta:word-count="180" meta:character-count="4965" meta:non-whitespace-character-count="752"/>
    <meta:generator>LibreOffice/4.2.8.2$Linux_X86_64 LibreOffice_project/420m0$Build-2</meta:generator>
  </office:meta>
</office:document-meta>
</file>